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2" svg:font-family="'DejaVu Sans'"/>
    <style:font-face style:name="Segoe UI" svg:font-family="'Segoe UI'" style:font-family-generic="swiss"/>
    <style:font-face style:name="Ubuntu" svg:font-family="Ubuntu" style:font-family-generic="swiss"/>
    <style:font-face style:name="DejaVu Sans Mono" svg:font-family="'DejaVu Sans Mono'" style:font-adornments="Book" style:font-family-generic="modern" style:font-pitch="fixed"/>
    <style:font-face style:name="Nimbus Roman No9 L" svg:font-family="'Nimbus Roman No9 L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Nimbus Roman No9 L1" svg:font-family="'Nimbus Roman No9 L'" style:font-family-generic="swiss" style:font-pitch="variable"/>
    <style:font-face style:name="Segoe UI1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23cm" fo:margin-left="0cm" fo:margin-right="-0.021cm" table:align="margins" style:writing-mode="lr-tb"/>
    </style:style>
    <style:style style:name="Table1.A" style:family="table-column">
      <style:table-column-properties style:column-width="0.889cm" style:rel-column-width="3423*"/>
    </style:style>
    <style:style style:name="Table1.B" style:family="table-column">
      <style:table-column-properties style:column-width="9.195cm" style:rel-column-width="35399*"/>
    </style:style>
    <style:style style:name="Table1.C" style:family="table-column">
      <style:table-column-properties style:column-width="4.47cm" style:rel-column-width="17210*"/>
    </style:style>
    <style:style style:name="Table1.D" style:family="table-column">
      <style:table-column-properties style:column-width="2.468cm" style:rel-column-width="9503*"/>
    </style:style>
    <style:style style:name="Table1.1" style:family="table-row">
      <style:table-row-properties style:min-row-height="1.667cm" style:keep-together="true" fo:keep-together="auto"/>
    </style:style>
    <style:style style:name="Table1.A1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middle" fo:padding="0.101cm" fo:border="0.018cm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>
        <style:tab-stops>
          <style:tab-stop style:position="1.018cm"/>
          <style:tab-stop style:position="7.497cm"/>
          <style:tab-stop style:position="16.041cm" style:type="right" style:leader-style="solid" style:leader-text="_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7.832cm"/>
          <style:tab-stop style:position="15.704cm" style:leader-style="solid" style:leader-text="_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9.999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15.704cm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fo:language="uk" fo:country="UA"/>
    </style:style>
    <style:style style:name="P6" style:family="paragraph" style:parent-style-name="Standard">
      <style:paragraph-properties fo:line-height="100%" fo:text-align="start" style:justify-single-word="false"/>
      <style:text-properties fo:language="uk" fo:country="UA"/>
    </style:style>
    <style:style style:name="P7" style:family="paragraph" style:parent-style-name="Standard">
      <style:paragraph-properties fo:line-height="100%" fo:text-align="center" style:justify-single-word="false"/>
      <style:text-properties fo:language="uk" fo:country="UA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706cm" style:type="right"/>
          <style:tab-stop style:position="2.999cm"/>
        </style:tab-stops>
      </style:paragraph-properties>
      <style:text-properties fo:language="uk" fo:country="UA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>
        <style:tab-stops>
          <style:tab-stop style:position="3.999cm"/>
          <style:tab-stop style:position="6.292cm"/>
          <style:tab-stop style:position="13.965cm"/>
          <style:tab-stop style:position="17.022cm" style:type="right" style:leader-style="solid" style:leader-text="_"/>
        </style:tab-stops>
      </style:paragraph-properties>
    </style:style>
    <style:style style:name="P11" style:family="paragraph" style:parent-style-name="Standard">
      <style:paragraph-properties fo:line-height="100%">
        <style:tab-stops>
          <style:tab-stop style:position="3.999cm"/>
          <style:tab-stop style:position="7.026cm"/>
          <style:tab-stop style:position="13.965cm"/>
          <style:tab-stop style:position="17.022cm" style:type="right" style:leader-style="solid" style:leader-text="_"/>
        </style:tab-stops>
      </style:paragraph-properties>
    </style:style>
    <style:style style:name="P12" style:family="paragraph" style:parent-style-name="Standard">
      <style:paragraph-properties fo:line-height="100%" fo:text-align="start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>
        <style:tab-stops>
          <style:tab-stop style:position="15.404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9.999cm" style:type="center"/>
        </style:tab-stops>
      </style:paragraph-properties>
      <style:text-properties style:text-position="super 58%"/>
    </style:style>
    <style:style style:name="P16" style:family="paragraph" style:parent-style-name="Standard">
      <style:paragraph-properties>
        <style:tab-stops>
          <style:tab-stop style:position="9.999cm" style:type="center"/>
        </style:tab-stops>
      </style:paragraph-properties>
      <style:text-properties style:text-position="0% 100%"/>
    </style:style>
    <style:style style:name="P17" style:family="paragraph" style:parent-style-name="Standard">
      <style:paragraph-properties>
        <style:tab-stops>
          <style:tab-stop style:position="0.824cm"/>
          <style:tab-stop style:position="8.467cm" style:type="center"/>
        </style:tab-stops>
      </style:paragraph-properties>
      <style:text-properties style:text-position="0% 100%"/>
    </style:style>
    <style:style style:name="P18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style:text-position="0% 100%" fo:language="uk" fo:country="UA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00%">
        <style:tab-stops>
          <style:tab-stop style:position="3.999cm"/>
          <style:tab-stop style:position="7.026cm"/>
          <style:tab-stop style:position="13.965cm"/>
          <style:tab-stop style:position="17.022cm" style:type="right" style:leader-style="solid" style:leader-text="_"/>
        </style:tab-stops>
      </style:paragraph-properties>
      <style:text-properties fo:letter-spacing="normal" fo:font-weight="bold" style:font-weight-asian="bold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letter-spacing="-0.035cm"/>
    </style:style>
    <style:style style:name="P22" style:family="paragraph" style:parent-style-name="Standard">
      <style:paragraph-properties fo:line-height="150%" fo:break-before="page">
        <style:tab-stops>
          <style:tab-stop style:position="9.999cm"/>
        </style:tab-stops>
      </style:paragraph-properties>
    </style:style>
    <style:style style:name="P23" style:family="paragraph" style:parent-style-name="Default_20_centered">
      <style:text-properties fo:language="uk" fo:country="UA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6.468cm"/>
          <style:tab-stop style:position="10.91cm" style:type="right" style:leader-style="solid" style:leader-text="_"/>
          <style:tab-stop style:position="17.002cm" style:type="right"/>
        </style:tab-stops>
      </style:paragraph-properties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>
        <style:tab-stops>
          <style:tab-stop style:position="8.29cm"/>
          <style:tab-stop style:position="12.494cm" style:type="right" style:leader-style="solid" style:leader-text="_"/>
          <style:tab-stop style:position="17cm" style:type="right"/>
        </style:tab-stops>
      </style:paragraph-properties>
    </style:style>
    <style:style style:name="P29" style:family="paragraph" style:parent-style-name="Text_20_body">
      <style:paragraph-properties fo:margin-left="0cm" fo:margin-right="0cm" fo:text-indent="0cm" style:auto-text-indent="false">
        <style:tab-stops>
          <style:tab-stop style:position="10.613cm" style:type="center"/>
          <style:tab-stop style:position="17cm" style:type="right"/>
        </style:tab-stops>
      </style:paragraph-properties>
    </style:style>
    <style:style style:name="P30" style:family="paragraph" style:parent-style-name="Text_20_body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</style:style>
    <style:style style:name="P31" style:family="paragraph" style:parent-style-name="Text_20_body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  <style:text-properties fo:language="en" fo:country="US"/>
    </style:style>
    <style:style style:name="P32" style:family="paragraph" style:parent-style-name="Text_20_body">
      <style:paragraph-properties fo:margin-left="0cm" fo:margin-right="0cm" fo:text-indent="0cm" style:auto-text-indent="false" fo:break-before="page"/>
    </style:style>
    <style:style style:name="P33" style:family="paragraph" style:parent-style-name="Standard">
      <style:paragraph-properties fo:margin-left="0.016cm" fo:margin-right="-0.092cm" fo:line-height="100%" fo:text-indent="0cm" style:auto-text-indent="false"/>
    </style:style>
    <style:style style:name="P3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text-properties fo:language="en" fo:country="US"/>
    </style:style>
    <style:style style:name="P36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7" style:family="paragraph" style:parent-style-name="Default_20_centered" style:master-page-name="First_20_Page">
      <style:paragraph-properties style:page-number="auto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0.613cm" style:type="center"/>
          <style:tab-stop style:position="17cm" style:type="right"/>
        </style:tab-stops>
      </style:paragraph-properties>
      <style:text-properties style:text-position="super 58%"/>
    </style:style>
    <style:style style:name="P39" style:family="paragraph" style:parent-style-name="Standard">
      <style:paragraph-properties fo:text-align="center" style:justify-single-word="false" fo:break-before="page"/>
      <style:text-properties fo:language="uk" fo:country="UA" fo:font-weight="bold" style:font-weight-asian="bold" style:font-weight-complex="bold"/>
    </style:style>
    <style:style style:name="P40" style:family="paragraph" style:parent-style-name="Text_20_body" style:list-style-name="L1"/>
    <style:style style:name="P41" style:family="paragraph" style:parent-style-name="Text_20_body">
      <style:paragraph-properties fo:margin-left="0cm" fo:margin-right="0cm" fo:text-indent="0cm" style:auto-text-indent="false">
        <style:tab-stops>
          <style:tab-stop style:position="5.498cm"/>
          <style:tab-stop style:position="8.232cm" style:type="center"/>
          <style:tab-stop style:position="10.966cm" style:type="right" style:leader-style="solid" style:leader-text="_"/>
          <style:tab-stop style:position="17cm" style:type="right"/>
        </style:tab-stops>
      </style:paragraph-properties>
      <style:text-properties style:text-position="super 58%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language="uk" fo:country="UA" fo:font-style="normal" style:font-style-asian="normal" style:font-style-complex="normal"/>
    </style:style>
    <style:style style:name="T7" style:family="text">
      <style:text-properties style:text-position="0% 100%" fo:font-size="14pt" fo:language="uk" fo:country="UA" fo:font-style="normal" style:font-size-asian="14pt" style:font-style-asian="normal" style:font-size-complex="14pt" style:font-style-complex="normal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style:font-size-asian="14pt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GB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etter-spacing="-0.018cm"/>
    </style:style>
    <style:style style:name="T14" style:family="text">
      <style:text-properties fo:letter-spacing="normal"/>
    </style:style>
    <style:style style:name="T15" style:family="text">
      <style:text-properties fo:letter-spacing="normal" fo:font-weight="bold" style:font-weight-asian="bold" style:font-weight-complex="bold"/>
    </style:style>
    <style:style style:name="T16" style:family="text">
      <style:text-properties style:font-name="Times New Roman2" fo:font-size="14pt" fo:language="en" fo:country="US" fo:font-weight="normal" style:font-size-asian="14pt" style:font-weight-asian="normal" style:font-name-complex="Times New Roman2" style:font-size-complex="14pt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  <text:sequence-decl text:display-outline-level="1" text:separation-character="." text:name="Таблиця"/>
        <text:sequence-decl text:display-outline-level="1" text:separation-character="." text:name="Рис."/>
        <text:sequence-decl text:display-outline-level="0" text:name="Appendix"/>
        <text:sequence-decl text:display-outline-level="1" text:separation-character="." text:name="Listing"/>
      </text:sequence-decls>
      <text:user-field-decls>
        <text:user-field-decl office:value-type="float" office:value="79" text:name="ThesisPages"/>
        <text:user-field-decl office:value-type="float" office:value="22" text:name="ThesisFigures"/>
        <text:user-field-decl office:value-type="float" office:value="3" text:name="ThesisTables"/>
        <text:user-field-decl office:value-type="float" office:value="27" text:name="ThesisEquations"/>
        <text:user-field-decl office:value-type="float" office:value="4" text:name="ThesisAppendices"/>
      </text:user-field-decls>
      <text:p text:style-name="P37">Міністерство освіти і науки України</text:p>
      <text:p text:style-name="P23">Національний технічний університет України</text:p>
      <text:p text:style-name="P23">«Київський політехнічний інститут»</text:p>
      <text:p text:style-name="Default_20_centered">Факультет електроніки</text:p>
      <text:p text:style-name="Default_20_centered">Кафедра акустики та акустоелектроніки</text:p>
      <text:p text:style-name="Text_20_body_20_centered"/>
      <text:p text:style-name="Standard"/>
      <text:p text:style-name="P3"><text:tab/>«До захисту допущено»</text:p>
      <text:p text:style-name="P3"><text:span text:style-name="T1"><text:s/><text:tab/>Зав. кафедрою А </text:span><text:span text:style-name="T2">та</text:span><text:span text:style-name="T1"> АЕ</text:span></text:p>
      <text:p text:style-name="P5"><text:s/><text:tab/>_____________ В.С. Дідковський</text:p>
      <text:p text:style-name="P5"><text:tab/>«___» _____________ 2011 р.</text:p>
      <text:h text:style-name="Heading_20_7" text:outline-level="7">Магістерська дисертація</text:h>
      <text:p text:style-name="P2"><text:span text:style-name="T8">зі спеціальності 8.091201</text:span><text:span text:style-name="T9"> «Акустичні засоби та системи</text:span><text:span text:style-name="T8">»</text:span></text:p>
      <text:p text:style-name="P4">на тему: «Розробка математичної моделі середнього вуха людини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2">Студент групи</text:span> <text:tab/>ДГм-51<text:tab/>Костюченко Дмитро Віталійович<text:tab/><text:tab/> <text:s/></text:p>
      <text:p text:style-name="P14"><text:tab/><text:span text:style-name="T4">(підпис)</text:span></text:p>
      <text:p text:style-name="Standard"/>
      <text:p text:style-name="Standard"/>
      <text:p text:style-name="Standard"/>
      <text:p text:style-name="P20">Науковий</text:p>
      <text:p text:style-name="P11"><text:span text:style-name="T15">керівник</text:span><text:span text:style-name="T14"> </text:span><text:span text:style-name="T13"><text:tab/></text:span>д.т.н., проф. Дідковський Віталій Семенович<text:tab/><text:tab/> <text:s/></text:p>
      <text:p text:style-name="P14"><text:tab/><text:span text:style-name="T4">(підпис)</text:span></text:p>
      <text:p text:style-name="Standard"/>
      <text:p text:style-name="P1"><text:tab/></text:p>
      <text:p text:style-name="P15"/>
      <text:p text:style-name="P22"><text:tab/>«Затверджую»</text:p>
      <text:p text:style-name="P3"><text:span text:style-name="T1"><text:s/><text:tab/>Зав. кафедрою А </text:span><text:span text:style-name="T2">та</text:span><text:span text:style-name="T1"> АЕ</text:span></text:p>
      <text:p text:style-name="P5"><text:s/><text:tab/>_____________ В.С. Дідковський</text:p>
      <text:p text:style-name="P18"><text:tab/>«___» _____________ 2011 р.</text:p>
      <text:h text:style-name="Heading_20_8" text:outline-level="8">ЗАВДАННЯ</text:h>
      <text:p text:style-name="P19">на магістерську дисертацію</text:p>
      <text:p text:style-name="P16"/>
      <text:p text:style-name="P17"><text:tab/>студенту <text:tab/>Костюченку Дмитру Віталійовичу</text:p>
      <text:p text:style-name="P16"/>
      <text:list xml:id="list1916335852" text:style-name="L1">
        <text:list-item>
          <text:p text:style-name="P40"><text:span text:style-name="T12">Тема дисертації</text:span><text:span text:style-name="T5"> Розробка математичної моделі середнього вуха людини</text:span></text:p>
          <text:p text:style-name="P40">затверджена наказом по унівеситету від «___» _________ 201_ р. №____</text:p>
        </text:list-item>
        <text:list-item>
          <text:p text:style-name="P40"><text:span text:style-name="T12">Термін здачі</text:span> студентом дисертації «31» <text:s text:c="2"/>травня <text:s text:c="2"/>2011 р.</text:p>
        </text:list-item>
        <text:list-item>
          <text:p text:style-name="P40"><text:span text:style-name="T12">Об’єкт дослідження</text:span> середнє вухо людини</text:p>
        </text:list-item>
        <text:list-item>
          <text:p text:style-name="P40"><text:span text:style-name="T12">Предмет дослідження</text:span> математичне моделювання середнього вуха людини</text:p>
        </text:list-item>
        <text:list-item>
          <text:p text:style-name="P40"><text:span text:style-name="T12">Мета дослідження</text:span> побудувати математичну модель середнього вуха як механічної системи із розподіленими параметрами</text:p>
        </text:list-item>
        <text:list-item>
          <text:p text:style-name="P40"><text:span text:style-name="T12">Перелік питань, які мають бути розроблені</text:span> </text:p>
          <text:list>
            <text:list-item>
              <text:p text:style-name="P40">Огляд літератури. Аналіз наявних методів та підходів до моделювання середнього вуха</text:p>
            </text:list-item>
            <text:list-item>
              <text:p text:style-name="P40">Розробка фізичної моделі середнього вуха. Побудова математичної моделі</text:p>
            </text:list-item>
            <text:list-item>
              <text:p text:style-name="P40">Перевірка моделі. Розрахунок власних частот та АЧХ середнього вуха.</text:p>
            </text:list-item>
          </text:list>
        </text:list-item>
        <text:list-item>
          <text:p text:style-name="P40"><text:span text:style-name="T12">Перелік публікацій</text:span> </text:p>
          <text:list>
            <text:list-item>
              <text:p text:style-name="P40"><text:span text:style-name="T3">Костюченко Д.В.</text:span> Керування частотними характеристиками кругової мембрани шляхом створення неоднорідностей / II конференція молодих вчених «Електроніка 2009», 2009. – С. 9-10.</text:p>
            </text:list-item>
            <text:list-item>
              <text:p text:style-name="P40"><text:soft-page-break/><text:span text:style-name="T3">Костюченко Д.В.</text:span> Керування добротністю кругової мембрани з неоднорідностями / Конференція «Перспектива розвитку електроніки магістрантами», 2009. – С. 20.</text:p>
            </text:list-item>
          </text:list>
        </text:list-item>
        <text:list-item>
          <text:p text:style-name="P40"><text:span text:style-name="T12">Перелік ілюстративного матеріалу</text:span> </text:p>
          <text:list>
            <text:list-item>
              <text:p text:style-name="P40">Презентація</text:p>
            </text:list-item>
          </text:list>
        </text:list-item>
        <text:list-item>
          <text:p text:style-name="P40"><text:span text:style-name="T12">Дата видачі завдання</text:span> «22» листопада 2010 р.</text:p>
        </text:list-item>
      </text:list>
      <text:p text:style-name="Text_20_body"/>
      <text:p text:style-name="Text_20_body"/>
      <text:p text:style-name="P28"><text:span text:style-name="T12">Керівник роботи </text:span><text:s/><text:tab/><text:tab/><text:tab/>В.С. Дідковський</text:p>
      <text:p text:style-name="P29"><text:tab/><text:span text:style-name="T4">(підпис)</text:span></text:p>
      <text:p text:style-name="Text_20_body"/>
      <text:p text:style-name="P28"><text:span text:style-name="T12">Завдання до виконання прийняв </text:span><text:s/><text:tab/><text:tab/><text:tab/>Д.В. Костюченко</text:p>
      <text:p text:style-name="P38"><text:tab/>(підпис)</text:p>
      <text:p text:style-name="P41"/>
      <text:p text:style-name="P27"/>
      <text:p text:style-name="P39">КАЛЕНДАРНИЙ ПЛАН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№</text:p>
          </table:table-cell>
          <table:table-cell table:style-name="Table1.A1" office:value-type="string">
            <text:p text:style-name="P12">Назви етапів роботи</text:p>
          </table:table-cell>
          <table:table-cell table:style-name="Table1.A1" office:value-type="string">
            <text:p text:style-name="P13">Термін виконання роботи</text:p>
          </table:table-cell>
          <table:table-cell table:style-name="Table1.D1" office:value-type="string">
            <text:p text:style-name="P21">Примітки</text:p>
          </table:table-cell>
        </table:table-row>
        <table:table-row table:style-name="Table1.2">
          <table:table-cell table:style-name="Table1.A2" office:value-type="string">
            <text:p text:style-name="P33">1</text:p>
          </table:table-cell>
          <table:table-cell table:style-name="Table1.B2" office:value-type="string">
            <text:p text:style-name="P6">Отримання завдання та його аналіз</text:p>
          </table:table-cell>
          <table:table-cell table:style-name="Table1.A2" office:value-type="string">
            <text:p text:style-name="P8"><text:tab/>1 грудня 2009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2</text:p>
          </table:table-cell>
          <table:table-cell table:style-name="Table1.B2" office:value-type="string">
            <text:p text:style-name="P12">Пошук та аналіз літератури пов’язаної з методами моделювання системи середнього вуха</text:p>
          </table:table-cell>
          <table:table-cell table:style-name="Table1.A2" office:value-type="string">
            <text:p text:style-name="P7">10 травня 2010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3</text:p>
          </table:table-cell>
          <table:table-cell table:style-name="Table1.B2" office:value-type="string">
            <text:p text:style-name="P12">Пошук та аналіз літератури пов’язаної з дослідженням механічних властивостей елементів середнього вуха</text:p>
          </table:table-cell>
          <table:table-cell table:style-name="Table1.A2" office:value-type="string">
            <text:p text:style-name="P7">31 травня 2010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4</text:p>
          </table:table-cell>
          <table:table-cell table:style-name="Table1.B2" office:value-type="string">
            <text:p text:style-name="P12">Пошук та аналіз літератури пов’язаної з коливаннями плоских оболонок</text:p>
          </table:table-cell>
          <table:table-cell table:style-name="Table1.A2" office:value-type="string">
            <text:p text:style-name="P7">20 жовтня 2010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5</text:p>
          </table:table-cell>
          <table:table-cell table:style-name="Table1.B2" office:value-type="string">
            <text:p text:style-name="P12">Розробка математичної моделі</text:p>
          </table:table-cell>
          <table:table-cell table:style-name="Table1.A2" office:value-type="string">
            <text:p text:style-name="P7">14 лютого 2011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6</text:p>
          </table:table-cell>
          <table:table-cell table:style-name="Table1.B2" office:value-type="string">
            <text:p text:style-name="P12">Виконання розрахунків з використанням моделі</text:p>
          </table:table-cell>
          <table:table-cell table:style-name="Table1.A2" office:value-type="string">
            <text:p text:style-name="P7">1 квітня 2011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10</text:p>
          </table:table-cell>
          <table:table-cell table:style-name="Table1.B2" office:value-type="string">
            <text:p text:style-name="P12">Оформлення пояснювальної записки</text:p>
          </table:table-cell>
          <table:table-cell table:style-name="Table1.A2" office:value-type="string">
            <text:p text:style-name="P7">4 травня 2011</text:p>
          </table:table-cell>
          <table:table-cell table:style-name="Table1.D2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33">11</text:p>
          </table:table-cell>
          <table:table-cell table:style-name="Table1.B2" office:value-type="string">
            <text:p text:style-name="P12">Представлення атестаційної роботи бакалавра до захисту.</text:p>
          </table:table-cell>
          <table:table-cell table:style-name="Table1.A2" office:value-type="string">
            <text:p text:style-name="P7">31 травня 2011</text:p>
          </table:table-cell>
          <table:table-cell table:style-name="Table1.D2" office:value-type="string">
            <text:p text:style-name="P12"/>
          </table:table-cell>
        </table:table-row>
      </table:table>
      <text:p text:style-name="P24"/>
      <text:p text:style-name="P24"/>
      <text:p text:style-name="P24"/>
      <text:p text:style-name="P24"/>
      <text:p text:style-name="P26">Студент<text:tab/><text:tab/><text:tab/>/Д.В. Костюченко/</text:p>
      <text:p text:style-name="P24"/>
      <text:p text:style-name="P26"/>
      <text:p text:style-name="P26"/>
      <text:p text:style-name="P26">Керівник роботи<text:tab/><text:tab/><text:tab/>/В.С. Дідковський/</text:p>
      <text:p text:style-name="P24"/>
      <text:p text:style-name="P25"/>
      <text:p text:style-name="P25"/>
      <text:p text:style-name="P32"><text:span text:style-name="T1">УДК </text:span><text:span text:style-name="T1"><office:annotation><dc:creator>Dmitriy Kostyuchenko</dc:creator><dc:date>2009-06-10T00:05:22</dc:date><text:p text:style-name="P42"><text:span text:style-name="T17">Слух</text:span></text:p><text:p text:style-name="P42"><text:span text:style-name="T18">Вплив на коливання</text:span></text:p></office:annotation></text:span><text:span text:style-name="T1">537.75:534.11</text:span></text:p>
      <text:p text:style-name="P34"/>
      <text:p text:style-name="P34"><text:bookmark text:name="Реферат"/>Реферат</text:p>
      <text:p text:style-name="Text_20_body"><text:span text:style-name="T1">Побудова математичної моделі середнього вуха людини</text:span> // Атестаційна робота магістра. Костюченко Д.В. Національний технічний університет України «КПІ», факультет електроніки, кафедра акустики та акустоелектроніки, група ДГм-51. <text:span text:style-name="T6">—</text:span> К.:НТУУ «КПІ», 2011 <text:span text:style-name="T6">—</text:span> С. <text:span text:style-name="T6">— </text:span><text:span text:style-name="T6"><text:user-field-get style:data-style-name="N0" text:name="ThesisPages">79</text:user-field-get></text:span>, рис. <text:span text:style-name="T6">— </text:span><text:span text:style-name="T6"><text:user-field-get style:data-style-name="N0" text:name="ThesisFigures">22</text:user-field-get></text:span>, табл. <text:span text:style-name="T6">— </text:span><text:span text:style-name="T6"><text:user-field-get style:data-style-name="N0" text:name="ThesisTables">3</text:user-field-get></text:span><text:span text:style-name="T6">, формул — </text:span><text:span text:style-name="T7"><text:user-field-get style:data-style-name="N0" text:name="ThesisEquations">27</text:user-field-get></text:span><text:span text:style-name="T7">, додатків — </text:span><text:span text:style-name="T7"><text:user-field-get style:data-style-name="N0" text:name="ThesisAppendices">4</text:user-field-get></text:span><text:span text:style-name="T11">.</text:span></text:p>
      <text:p text:style-name="Text_20_body"/>
      <text:p text:style-name="Text_20_body"/>
      <text:p text:style-name="Text_20_body">Дана робота присвячена дослідженню середнього вуха людини, а саме побудові його математичної моделі.</text:p>
      <text:p text:style-name="Text_20_body">Наявні математичні моделі характеризуються великою кількістю припущень або ж надмірною складністю. У роботі робиться спроба знайти розумний компроміс між складністю та адекватністю. Представлена математична <text:s/>модель середнього вуха як механічної системи з розподіленими параметрами.</text:p>
      <text:p text:style-name="Text_20_body">Розраховано АЧХ середнього вуха з використанням запропонованої моделі. На підставі результатів зроблено порівняння запропонованої моделі із вже існуючими.</text:p>
      <text:p text:style-name="P30"/>
      <text:p text:style-name="P30">Ключові слова: середнє вухо, барабанна перетинка, коливання, система з розподіленими параметрами</text:p>
      <text:p text:style-name="P32"><text:span text:style-name="T16">UDK </text:span><text:span text:style-name="T1"><office:annotation><dc:creator>Dmitriy Kostyuchenko</dc:creator><dc:date>2009-06-10T00:05:22</dc:date><text:p text:style-name="P42"><text:span text:style-name="T17">Слух</text:span></text:p><text:p text:style-name="P42"><text:span text:style-name="T18">Вплив на коливання</text:span></text:p></office:annotation></text:span><text:span text:style-name="T1">537.75 + </text:span><text:span text:style-name="T16">UDK </text:span><text:span text:style-name="T1">534.11</text:span></text:p>
      <text:p text:style-name="P36"/>
      <text:p text:style-name="P36">Abstract</text:p>
      <text:p text:style-name="P35">Developing mathematical model of the human middle-ear. D.V. Kostiuchenko. <text:span text:style-name="T10">National Technical</text:span><text:span text:style-name="T11"> </text:span><text:span text:style-name="T10">University of Ukraine “Kiev Polytechnic Institute”</text:span><text:span text:style-name="T11">, </text:span><text:span text:style-name="T10">Department of Electronics</text:span><text:span text:style-name="T11">,</text:span><text:span text:style-name="T10"> Acoustic and Acoustoelectronics Subdepartment, group DGm-51. –K.: NTUU “KPI”, 2011</text:span><text:span text:style-name="T11">. – <text:s text:c="2"/></text:span><text:span text:style-name="T7"><text:user-field-get style:data-style-name="N0" text:name="ThesisPages">79</text:user-field-get></text:span><text:span text:style-name="T7"> p.</text:span><text:span text:style-name="T11">, </text:span><text:span text:style-name="T7"><text:user-field-get style:data-style-name="N0" text:name="ThesisFigures">22</text:user-field-get></text:span><text:span text:style-name="T7"> fig.</text:span><text:span text:style-name="T11">, </text:span><text:span text:style-name="T7"><text:user-field-get style:data-style-name="N0" text:name="ThesisTables">3</text:user-field-get></text:span><text:span text:style-name="T7"> tab., </text:span><text:span text:style-name="T7"><text:user-field-get style:data-style-name="N0" text:name="ThesisEquations">27</text:user-field-get></text:span><text:span text:style-name="T7"> eq., </text:span><text:span text:style-name="T7"><text:user-field-get style:data-style-name="N0" text:name="ThesisAppendices">4</text:user-field-get></text:span><text:span text:style-name="T7"> app.</text:span><text:span text:style-name="T11">.</text:span></text:p>
      <text:p text:style-name="P35"/>
      <text:p text:style-name="P35"/>
      <text:p text:style-name="P35">This thesis is dedicated to investigation of the human middle-ear, and developing its mathematical model in particular.</text:p>
      <text:p text:style-name="P35">Existing mathematical models are characterized by great amount approximations and assumptions or by over-complexity. Attempt is made in this work to find the optimal tradeoff between complexity and sufficiency. Mathematical model of the human middle-ear as a mechanical system with spread parameters is introduced.</text:p>
      <text:p text:style-name="P35">Frequency responses of the human middle-ear are computed with use of developed model. Basing on the results, comparison is made between existing models and the newly introduced one.</text:p>
      <text:p text:style-name="P35"/>
      <text:p text:style-name="P31">Keywords: middle-ear, tympanic membrane, oscillations, system with spread parame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2" svg:font-family="'DejaVu Sans'"/>
    <style:font-face style:name="Segoe UI" svg:font-family="'Segoe UI'" style:font-family-generic="swiss"/>
    <style:font-face style:name="Ubuntu" svg:font-family="Ubuntu" style:font-family-generic="swiss"/>
    <style:font-face style:name="DejaVu Sans Mono" svg:font-family="'DejaVu Sans Mono'" style:font-adornments="Book" style:font-family-generic="modern" style:font-pitch="fixed"/>
    <style:font-face style:name="Nimbus Roman No9 L" svg:font-family="'Nimbus Roman No9 L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Nimbus Roman No9 L1" svg:font-family="'Nimbus Roman No9 L'" style:font-family-generic="swiss" style:font-pitch="variable"/>
    <style:font-face style:name="Segoe UI1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StealthEnd_20_5" draw:display-name="msArrowStealthEnd 5" svg:viewBox="0 0 120 120" svg:d="m60 0 60 120-60-48-60 48z"/>
    <draw:stroke-dash draw:name="Dash_20_10" draw:display-name="Dash 10" draw:style="rect" draw:dots1="1" draw:dots1-length="0.003cm" draw:dots2="1" draw:dots2-length="0.024cm" draw:distance="0.009cm"/>
    <draw:stroke-dash draw:name="Dash_20_11" draw:display-name="Dash 11" draw:style="rect" draw:dots1="1" draw:dots1-length="0.003cm" draw:dots2="1" draw:dots2-length="0.024cm" draw:distance="0.009cm"/>
    <draw:stroke-dash draw:name="Dash_20_12" draw:display-name="Dash 12" draw:style="rect" draw:dots1="1" draw:dots1-length="0.003cm" draw:dots2="1" draw:dots2-length="0.024cm" draw:distance="0.009cm"/>
    <draw:stroke-dash draw:name="Dash_20_13" draw:display-name="Dash 13" draw:style="rect" draw:dots1="1" draw:dots1-length="0.003cm" draw:dots2="1" draw:dots2-length="0.024cm" draw:distance="0.009cm"/>
    <draw:stroke-dash draw:name="Dash_20_14" draw:display-name="Dash 14" draw:style="rect" draw:dots2="1" draw:dots2-length="0.021cm" draw:distance="0.015cm"/>
    <draw:stroke-dash draw:name="Dash_20_15" draw:display-name="Dash 15" draw:style="rect" draw:dots2="1" draw:dots2-length="0.021cm" draw:distance="0.015cm"/>
    <draw:stroke-dash draw:name="Dash_20_16" draw:display-name="Dash 16" draw:style="rect" draw:dots2="1" draw:dots2-length="0.06cm" draw:distance="0.045cm"/>
    <draw:stroke-dash draw:name="Dash_20_17" draw:display-name="Dash 17" draw:style="rect" draw:dots2="1" draw:dots2-length="0.06cm" draw:distance="0.045cm"/>
    <draw:stroke-dash draw:name="Dash_20_18" draw:display-name="Dash 18" draw:style="rect" draw:dots2="1" draw:dots2-length="0.06cm" draw:distance="0.045cm"/>
    <draw:stroke-dash draw:name="Dash_20_19" draw:display-name="Dash 19" draw:style="rect" draw:dots2="1" draw:dots2-length="0.012cm" draw:distance="0.009cm"/>
    <draw:stroke-dash draw:name="Dash_20_2" draw:display-name="Dash 2" draw:style="rect" draw:dots1="1" draw:dots1-length="0.005cm" draw:dots2="1" draw:dots2-length="0.042cm" draw:distance="0.015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03cm" draw:dots2="1" draw:dots2-length="0.024cm" draw:distance="0.009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03cm" draw:dots2="1" draw:dots2-length="0.024cm" draw:distance="0.009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03cm" draw:dots2="1" draw:dots2-length="0.024cm" draw:distance="0.009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03cm" draw:dots2="1" draw:dots2-length="0.024cm" draw:distance="0.009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03cm" draw:dots2="1" draw:dots2-length="0.024cm" draw:distance="0.009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03cm" draw:dots2="1" draw:dots2-length="0.024cm" draw:distance="0.009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03cm" draw:dots2="1" draw:dots2-length="0.024cm" draw:distance="0.009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uk" fo:country="UA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Times New Roman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0.42cm" fo:line-height="150%" fo:keep-with-next="always"/>
      <style:text-properties style:font-name="Times New Roman" fo:font-size="16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5%" fo:text-align="justify" style:justify-single-word="false" fo:orphans="2" fo:widows="2" fo:text-indent="1.251cm" style:auto-text-indent="false" style:page-number="auto"/>
      <style:text-properties fo:letter-spacing="0.007cm" style:font-size-asian="10.5pt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fo:font-size="20pt" fo:font-weight="normal" style:font-size-asian="115%" style:font-weight-asian="bold" style:font-size-complex="115%" style:font-weight-complex="bold"/>
    </style:style>
    <style:style style:name="Text_20_body_20_math" style:display-name="Text body math" style:family="paragraph" style:parent-style-name="Text_20_body" style:master-page-name="">
      <style:paragraph-properties fo:margin-left="0cm" fo:margin-right="0cm" fo:margin-top="0cm" fo:margin-bottom="0.4cm" fo:line-height="100%" fo:text-align="start" style:justify-single-word="false" fo:keep-together="auto" fo:orphans="3" fo:widows="3" style:register-true="false" fo:text-indent="0cm" style:auto-text-indent="false" style:page-number="auto" fo:background-color="transparent" fo:padding="0.499cm" fo:border-left="none" fo:border-right="none" fo:border-top="0.002cm solid #ffffff" fo:border-bottom="0.002cm solid #ffffff" style:shadow="none">
        <style:tab-stops>
          <style:tab-stop style:position="17cm" style:type="right"/>
        </style:tab-stops>
        <style:background-image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auto" fo:break-after="auto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42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я" style:family="paragraph" style:parent-style-name="Caption"/>
    <style:style style:name="Рис.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ppendix" style:family="paragraph" style:parent-style-name="Heading_20_1" style:next-style-name="Appendix_20_description" style:default-outline-level="1" style:list-style-name="" style:master-page-name="">
      <style:paragraph-properties style:page-number="auto" fo:background-color="transparent" style:shadow="none">
        <style:background-image/>
      </style:paragraph-properties>
    </style:style>
    <style:style style:name="Appendix_20_description" style:display-name="Appendix description" style:family="paragraph" style:parent-style-name="Text_20_body" style:next-style-name="Text_20_body">
      <style:paragraph-properties fo:margin-left="0cm" fo:margin-right="0cm" fo:margin-top="0cm" fo:margin-bottom="0.499cm" fo:text-align="center" style:justify-single-word="false" fo:text-indent="0cm" style:auto-text-indent="false"/>
      <style:text-properties fo:font-size="16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ture" style:family="paragraph" style:parent-style-name="Text_20_body" style:master-page-name="">
      <style:paragraph-properties fo:margin-top="0cm" fo:margin-bottom="0.199cm" fo:line-height="150%" fo:text-align="start" style:justify-single-word="false" style:page-number="aut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3pt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Code" style:family="paragraph" style:parent-style-name="Standard" style:master-page-name="">
      <style:paragraph-properties fo:keep-together="auto" style:page-number="auto" fo:break-before="auto" fo:break-after="auto" fo:background-color="transparent" fo:padding="0.049cm" fo:border="0.018cm solid #000000" style:shadow="none">
        <style:tab-stops/>
        <style:background-image/>
      </style:paragraph-properties>
      <style:text-properties style:font-name="DejaVu Sans Mono" fo:font-size="10pt" style:font-size-asian="10.5pt"/>
    </style:style>
    <style:style style:name="Code_20_caption" style:display-name="Code caption" style:family="paragraph" style:parent-style-name="Code" style:next-style-name="Code_20_unit" style:master-page-name="">
      <style:paragraph-properties fo:line-height="100%" style:page-number="auto" fo:background-color="#cccccc">
        <style:background-image/>
      </style:paragraph-properties>
      <style:text-properties fo:color="#000000" style:font-name="DejaVu Sans" style:font-size-asian="10.5pt"/>
    </style:style>
    <style:style style:name="Code_20_unit" style:display-name="Code unit" style:family="paragraph" style:parent-style-name="Code_20_caption" style:next-style-name="Code">
      <style:paragraph-properties fo:line-height="100%" fo:background-color="#e6e6e6">
        <style:background-image/>
      </style:paragraph-properties>
      <style:text-properties style:font-name="DejaVu Sans Mono" fo:font-size="10pt" style:font-size-asian="10.5pt"/>
    </style:style>
    <style:style style:name="Default_20_centered" style:display-name="Default centered" style:family="paragraph" style:parent-style-name="Standard" style:class="text">
      <style:paragraph-properties fo:text-align="center" style:justify-single-word="false"/>
    </style:style>
    <style:style style:name="Text_20_body_20_centered" style:display-name="Text body centered" style:family="paragraph" style:parent-style-name="Text_20_body" style:class="text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Heading_20_7" style:display-name="Heading 7" style:family="paragraph" style:parent-style-name="Heading" style:next-style-name="Standard" style:default-outline-level="7" style:class="text">
      <style:paragraph-properties fo:margin-top="2cm" fo:margin-bottom="0.499cm" fo:line-height="150%" fo:text-align="center" style:justify-single-word="false"/>
      <style:text-properties fo:text-transform="uppercase" style:font-name="Times New Roman1" fo:font-size="18pt" fo:language="uk" fo:country="UA" fo:font-weight="bold" style:font-size-asian="10.5pt" style:font-name-complex="Calibri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2cm" fo:margin-bottom="0cm" fo:text-align="center" style:justify-single-word="false" style:page-number="auto"/>
      <style:text-properties fo:font-size="14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101cm" fo:margin-right="0.1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fo:margin-left="0.199cm" fo:margin-right="0.199cm" fo:margin-top="0.4cm" fo:margin-bottom="0.4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prefix="Додаток " style:num-format="А, Б, .., Аа, Аб, ... (bg)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Numbering_20_Symbols" style:num-prefix="Додаток " style:num-format="А, Б, .., Аа, Аб, ... (bg)" text:start-value="2" text:display-levels="2">
        <style:list-level-properties text:list-level-position-and-space-mode="label-alignment">
          <style:list-level-label-alignment text:label-followed-by="nothing" fo:text-indent="-0.651cm" fo:margin-left="1.101cm"/>
        </style:list-level-properties>
      </text:list-level-style-number>
      <text:list-level-style-number text:level="3" text:style-name="Numbering_20_Symbols" style:num-prefix="Додаток " style:num-format="А, Б, .., Аа, Аб, ... (bg)" text:start-value="3">
        <style:list-level-properties text:list-level-position-and-space-mode="label-alignment">
          <style:list-level-label-alignment text:label-followed-by="nothing" fo:text-indent="-0.45cm" fo:margin-left="1.55cm"/>
        </style:list-level-properties>
      </text:list-level-style-number>
      <text:list-level-style-number text:level="4" text:style-name="Numbering_20_Symbols" style:num-prefix="Додаток " style:num-format="А, Б, .., Аа, Аб, ... (bg)" text:start-value="4">
        <style:list-level-properties text:list-level-position-and-space-mode="label-alignment">
          <style:list-level-label-alignment text:label-followed-by="nothing" fo:text-indent="-0.395cm" fo:margin-left="2cm"/>
        </style:list-level-properties>
      </text:list-level-style-number>
      <text:list-level-style-number text:level="5" text:style-name="Numbering_20_Symbols" style:num-prefix="Додаток " style:num-format="А, Б, .., Аа, Аб, ... (bg)" text:start-value="5">
        <style:list-level-properties text:list-level-position-and-space-mode="label-alignment">
          <style:list-level-label-alignment text:label-followed-by="nothing" fo:text-indent="-0.395cm" fo:margin-left="2.395cm"/>
        </style:list-level-properties>
      </text:list-level-style-number>
      <text:list-level-style-number text:level="6" text:style-name="Numbering_20_Symbols" style:num-prefix="Додаток " style:num-format="А, Б, .., Аа, Аб, ... (bg)" text:start-value="6">
        <style:list-level-properties text:list-level-position-and-space-mode="label-alignment">
          <style:list-level-label-alignment text:label-followed-by="nothing" fo:text-indent="-0.395cm" fo:margin-left="2.79cm"/>
        </style:list-level-properties>
      </text:list-level-style-number>
      <text:list-level-style-number text:level="7" text:style-name="Numbering_20_Symbols" style:num-prefix="Додаток " style:num-format="А, Б, .., Аа, Аб, ... (bg)" text:start-value="7">
        <style:list-level-properties text:list-level-position-and-space-mode="label-alignment">
          <style:list-level-label-alignment text:label-followed-by="nothing" fo:text-indent="-0.395cm" fo:margin-left="3.186cm"/>
        </style:list-level-properties>
      </text:list-level-style-number>
      <text:list-level-style-number text:level="8" text:style-name="Numbering_20_Symbols" style:num-prefix="Додаток " style:num-format="А, Б, .., Аа, Аб, ... (bg)" text:start-value="8">
        <style:list-level-properties text:list-level-position-and-space-mode="label-alignment">
          <style:list-level-label-alignment text:label-followed-by="nothing" fo:text-indent="-0.395cm" fo:margin-left="3.581cm"/>
        </style:list-level-properties>
      </text:list-level-style-number>
      <text:list-level-style-number text:level="9" text:style-name="Numbering_20_Symbols" style:num-prefix="Додаток " style:num-format="А, Б, .., Аа, Аб, ... (bg)" text:start-value="9">
        <style:list-level-properties text:list-level-position-and-space-mode="label-alignment">
          <style:list-level-label-alignment text:label-followed-by="nothing" fo:text-indent="-0.395cm" fo:margin-left="3.976cm"/>
        </style:list-level-properties>
      </text:list-level-style-number>
      <text:list-level-style-number text:level="10" text:style-name="Numbering_20_Symbols" style:num-prefix="Додаток " style:num-format="А, Б, .., Аа, Аб, ... (bg)" text:start-value="10">
        <style:list-level-properties text:list-level-position-and-space-mode="label-alignment">
          <style:list-level-label-alignment text:label-followed-by="nothing" fo:text-indent="-0.395cm" fo:margin-left="4.371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499cm" fo:margin-left="2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/></text:p>
      </style:header>
    </style:master-page>
    <style:master-page style:name="First_20_Page" style:display-name="First Page" style:page-layout-name="Mpm2" style:next-style-name="Unnumbered_20_page">
      <style:footer>
        <text:p text:style-name="Footer"><text:tab/>Київ-2011</text:p>
      </style:footer>
    </style:master-page>
    <style:master-page style:name="Index" style:page-layout-name="Mpm3"/>
    <style:master-page style:name="Unnumbered_20_page" style:display-name="Unnumbered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8T17:51:11</meta:creation-date>
    <dc:date>2011-06-03T11:04:33</dc:date>
    <meta:editing-duration>P4DT17H32M31S</meta:editing-duration>
    <meta:editing-cycles>254</meta:editing-cycles>
    <meta:generator>LibreOffice/3.3$Unix LibreOffice_project/330m19$Build-202</meta:generator>
    <meta:document-statistic meta:table-count="1" meta:image-count="0" meta:object-count="0" meta:page-count="6" meta:paragraph-count="92" meta:word-count="626" meta:character-count="4662"/>
  </office:meta>
</office:document-meta>
</file>